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c0b" officeooo:paragraph-rsid="000c1c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ES</text:p>
      <text:p text:style-name="Standard"/>
      <text:p text:style-name="Standard">nano services.html</text:p>
      <text:p text:style-name="Standard"/>
      <text:p text:style-name="Standard">&lt;!DOCTYPE html&gt;<text:line-break/>&lt;html lang="en"&gt;<text:line-break/>&lt;head&gt;<text:line-break/>&lt;meta charset="UTF-8"&gt;<text:line-break/>&lt;meta name="viewport" content="width=device-width, initial-scale=1.0"&gt;<text:line-break/>&lt;title&gt;Document Drafting Services&lt;/title&gt;<text:line-break/>&lt;style&gt;<text:line-break/>body {<text:line-break/>margin: 0;<text:line-break/>font-family: Arial, sans-serif;<text:line-break/>background: #f4f1e8;<text:line-break/>color: #222;<text:line-break/>line-height: 1.6;<text:line-break/>}<text:line-break/>.container {<text:line-break/>max-width: 700px;<text:line-break/>margin: 60px auto;<text:line-break/>padding: 30px;<text:line-break/>background: white;<text:line-break/>box-shadow: 0 0 20px rgba(0,0,0,0.08);<text:line-break/>}<text:line-break/>h1 {<text:line-break/>margin-top: 0;<text:line-break/>}<text:line-break/>.price {<text:line-break/>font-weight: bold;<text:line-break/>margin: 10px 0;<text:line-break/>}<text:line-break/>.notice {<text:line-break/>font-size: 0.9em;<text:line-break/>color: #555;<text:line-break/>margin-top: 20px;<text:line-break/>}<text:line-break/>button {<text:line-break/>padding: 12px 18px;<text:line-break/>background: black;<text:line-break/>color: white;<text:line-break/>border: none;<text:line-break/>cursor: pointer;<text:line-break/>margin-top: 15px;<text:line-break/>}<text:line-break/>button:hover {<text:line-break/>opacity: 0.85;<text:line-break/>}<text:line-break/>&lt;/style&gt;<text:line-break/>&lt;/head&gt;<text:line-break/>&lt;body&gt;<text:line-break/>&lt;div class="container"&gt;<text:line-break/><text:soft-page-break/>&lt;h1&gt;Flat-Rate Document Drafting Services&lt;/h1&gt;<text:line-break/><text:line-break/>&lt;p&gt;I provide structured drafting assistance for court motions, responses, demand letters, and formatted document packets.&lt;/p&gt;<text:line-break/><text:line-break/>&lt;h3&gt;Pricing&lt;/h3&gt;<text:line-break/>&lt;p class="price"&gt;Basic Letter – $75&lt;/p&gt;<text:line-break/>&lt;p class="price"&gt;Urgent (24-hour turnaround) – $125&lt;/p&gt;<text:line-break/>&lt;p class="price"&gt;Full Motion / Court Packet – $200–$300&lt;/p&gt;<text:line-break/><text:line-break/>&lt;h3&gt;What You Receive&lt;/h3&gt;<text:line-break/>&lt;ul&gt;<text:line-break/>&lt;li&gt;Clean structured document&lt;/li&gt;<text:line-break/>&lt;li&gt;Proper formatting&lt;/li&gt;<text:line-break/>&lt;li&gt;PDF-ready file&lt;/li&gt;<text:line-break/>&lt;li&gt;Editable version&lt;/li&gt;<text:line-break/>&lt;/ul&gt;<text:line-break/><text:line-break/>&lt;h3&gt;How to Start&lt;/h3&gt;<text:line-break/>&lt;p&gt;Email: records-prep@proton.me&lt;/p&gt;<text:line-break/><text:line-break/>&lt;p&gt;Include a summary of your situation and deadline. I will reply with confirmation and timeline.&lt;/p&gt;<text:line-break/><text:line-break/>&lt;p class="notice"&gt;I am not an attorney. I provide drafting and formatting assistance only.&lt;/p&gt;<text:line-break/>&lt;/div&gt;<text:line-break/>&lt;/body&gt;<text:line-break/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20:58:40.112805290</meta:creation-date>
    <dc:date>2026-02-23T20:59:52.026911094</dc:date>
    <meta:editing-duration>PT1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" meta:word-count="184" meta:character-count="1539" meta:non-whitespace-character-count="1350"/>
  </office:meta>
</office:document-meta>
</file>